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613" officeooo:paragraph-rsid="001776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kernelize ridge regression and train on the auto_mpg dataset. Code is as follows:</text:p>
      <text:p text:style-name="P1"/>
      <text:p text:style-name="P1">“import numpy as np</text:p>
      <text:p text:style-name="P1">import pandas as pd</text:p>
      <text:p text:style-name="P1">from sklearn.svm import LinearSVC</text:p>
      <text:p text:style-name="P1">from sklearn.metrics import mean_squared_error</text:p>
      <text:p text:style-name="P1">from math import sqrt</text:p>
      <text:p text:style-name="P1"/>
      <text:p text:style-name="P1">lamb = 1</text:p>
      <text:p text:style-name="P1"/>
      <text:p text:style-name="P1">dftr=pd.read_csv('auto_mpg_train.csv', sep=' ',header=None)</text:p>
      <text:p text:style-name="P1">datavalstr=dftr.values</text:p>
      <text:p text:style-name="P1">traindata=datavalstr.astype(np.float)</text:p>
      <text:p text:style-name="P1">trainlabels = traindata[:,0]</text:p>
      <text:p text:style-name="P1">trainfeatures = traindata[:,1:]</text:p>
      <text:p text:style-name="P1"/>
      <text:p text:style-name="P1">dftest=pd.read_csv('auto_mpg_test.csv', sep=' ',header=None)</text:p>
      <text:p text:style-name="P1">datavalstest=dftest.values</text:p>
      <text:p text:style-name="P1">testdata=datavalstest.astype(np.float)</text:p>
      <text:p text:style-name="P1">testlabels = testdata[:,0]</text:p>
      <text:p text:style-name="P1">testfeatures = testdata[:,1:]</text:p>
      <text:p text:style-name="P1"/>
      <text:p text:style-name="P1">Preds1 = np.zeros((testlabels.shape[0], 1))</text:p>
      <text:p text:style-name="P1">Preds2 = np.zeros((testlabels.shape[0], 1))</text:p>
      <text:p text:style-name="P1">Preds3 = np.zeros((testlabels.shape[0], 1))</text:p>
      <text:p text:style-name="P1">Preds4 = np.zeros((testlabels.shape[0], 1))</text:p>
      <text:p text:style-name="P1"/>
      <text:p text:style-name="P1">def k1(x):</text:p>
      <text:p text:style-name="P1"><text:s/>K = np.zeros((x.shape[0], x.shape[0]))</text:p>
      <text:p text:style-name="P1"><text:s/>for i in range(x.shape[0]):</text:p>
      <text:p text:style-name="P1"><text:s text:c="2"/>for j in range(x.shape[0]):</text:p>
      <text:p text:style-name="P1"><text:s text:c="3"/>K[i][j] = (np.dot(x[i],x[j]) + 1)**2</text:p>
      <text:p text:style-name="P1"><text:s/>return K</text:p>
      <text:p text:style-name="P1"/>
      <text:p text:style-name="P1">def k2(x):</text:p>
      <text:p text:style-name="P1"><text:s/>K = np.zeros((x.shape[0], x.shape[0]))</text:p>
      <text:p text:style-name="P1"><text:s/>for i in range(x.shape[0]):</text:p>
      <text:p text:style-name="P1"><text:s text:c="2"/>for j in range(x.shape[0]):</text:p>
      <text:p text:style-name="P1"><text:s text:c="3"/>K[i][j] = (np.dot(x[i],x[j]) + 1)**4</text:p>
      <text:p text:style-name="P1"><text:s/>return K</text:p>
      <text:p text:style-name="P1"/>
      <text:p text:style-name="P1">def k3(x):</text:p>
      <text:p text:style-name="P1"><text:s/>K = np.zeros((x.shape[0], x.shape[0]))</text:p>
      <text:p text:style-name="P1"><text:s/>for i in range(x.shape[0]):</text:p>
      <text:p text:style-name="P1"><text:s text:c="2"/>for j in range(x.shape[0]):</text:p>
      <text:p text:style-name="P1"><text:s text:c="3"/>K[i][j] = (np.dot(x[i],x[j]) + 1)**8</text:p>
      <text:p text:style-name="P1"><text:s/>return K</text:p>
      <text:p text:style-name="P1"/>
      <text:p text:style-name="P1">def k4(x):</text:p>
      <text:p text:style-name="P1"><text:soft-page-break/><text:s/>K = np.zeros((x.shape[0], x.shape[0]))</text:p>
      <text:p text:style-name="P1"><text:s/>for i in range(x.shape[0]):</text:p>
      <text:p text:style-name="P1"><text:s text:c="2"/>for j in range(x.shape[0]):</text:p>
      <text:p text:style-name="P1"><text:s text:c="3"/>K[i][j] = np.exp(-1* (np.linalg.norm(x[i]-x[j])**2) / 2)</text:p>
      <text:p text:style-name="P1"><text:s/>return K</text:p>
      <text:p text:style-name="P1"/>
      <text:p text:style-name="P1">def k1Prod(x, y):</text:p>
      <text:p text:style-name="P1"><text:s/>K = np.zeros(x.shape[0])</text:p>
      <text:p text:style-name="P1"><text:s/>for i in range(x.shape[0]):</text:p>
      <text:p text:style-name="P1"><text:s text:c="2"/>K[i] = (np.dot(x[i], y) + 1)**2</text:p>
      <text:p text:style-name="P1"><text:s/>return K</text:p>
      <text:p text:style-name="P1"/>
      <text:p text:style-name="P1">def k2Prod(x, y):</text:p>
      <text:p text:style-name="P1"><text:s/>K = np.zeros(x.shape[0])</text:p>
      <text:p text:style-name="P1"><text:s/>for i in range(x.shape[0]):</text:p>
      <text:p text:style-name="P1"><text:s text:c="3"/>K[i] = (np.dot(x[i], y) + 1)**4</text:p>
      <text:p text:style-name="P1"><text:s/>return K</text:p>
      <text:p text:style-name="P1"/>
      <text:p text:style-name="P1">def k3Prod(x, y):</text:p>
      <text:p text:style-name="P1"><text:s/>K = np.zeros(x.shape[0])</text:p>
      <text:p text:style-name="P1"><text:s/>for i in range(x.shape[0]):</text:p>
      <text:p text:style-name="P1"><text:s text:c="3"/>K[i] = (np.dot(x[i], y) + 1)**8</text:p>
      <text:p text:style-name="P1"><text:s/>return K</text:p>
      <text:p text:style-name="P1"/>
      <text:p text:style-name="P1">def k4Prod(x, y):</text:p>
      <text:p text:style-name="P1"><text:s/>K = np.zeros(x.shape[0])</text:p>
      <text:p text:style-name="P1"><text:s/>for i in range(x.shape[0]):</text:p>
      <text:p text:style-name="P1"><text:s text:c="3"/>K[i] = np.exp(-1* (np.linalg.norm(x[i]-y)**2) / 2)</text:p>
      <text:p text:style-name="P1"><text:s/>return K</text:p>
      <text:p text:style-name="P1"/>
      <text:p text:style-name="P1">K1 = k1(trainfeatures)</text:p>
      <text:p text:style-name="P1">K2 = k2(trainfeatures)</text:p>
      <text:p text:style-name="P1">K3 = k3(trainfeatures)</text:p>
      <text:p text:style-name="P1">K4 = k4(trainfeatures)</text:p>
      <text:p text:style-name="P1"/>
      <text:p text:style-name="P1">for i in range(testlabels.shape[0]):</text:p>
      <text:p text:style-name="P1"><text:s/>Preds1[i] = (1 / lamb) * (np.transpose(trainlabels) @ (np.identity(trainlabels.shape[0]) - (K1 @ np.linalg.inv((lamb * np.identity(trainlabels.shape[0]) + K1)))) @ (k1Prod(trainfeatures, testfeatures[i,:])))</text:p>
      <text:p text:style-name="P1">for i in range(testlabels.shape[0]):</text:p>
      <text:p text:style-name="P1"><text:s/>Preds2[i] = (1 / lamb) * (np.transpose(trainlabels) @ (np.identity(trainlabels.shape[0]) - (K2 @ np.linalg.inv((lamb * np.identity(trainlabels.shape[0]) + K2)))) @ (k2Prod(trainfeatures, testfeatures[i,:])))</text:p>
      <text:p text:style-name="P1">for i in range(testlabels.shape[0]):</text:p>
      <text:p text:style-name="P1"><text:s/>Preds3[i] = (1 / lamb) * (np.transpose(trainlabels) @ (np.identity(trainlabels.shape[0]) - (K3 @ np.linalg.inv((lamb * np.identity(trainlabels.shape[0]) + K3)))) @ (k3Prod(trainfeatures, testfeatures[i,:])))</text:p>
      <text:p text:style-name="P1">for i in range(testlabels.shape[0]):</text:p>
      <text:p text:style-name="P1"><text:soft-page-break/><text:s/>Preds4[i] = (1 / lamb) * (np.transpose(trainlabels) @ (np.identity(trainlabels.shape[0]) - (K4 @ np.linalg.inv((lamb * np.identity(trainlabels.shape[0]) + K4)))) @ (k4Prod(trainfeatures, testfeatures[i,:])))</text:p>
      <text:p text:style-name="P1"/>
      <text:p text:style-name="P1">Error1=sqrt(mean_squared_error(testlabels, Preds1))</text:p>
      <text:p text:style-name="P1">Error2=sqrt(mean_squared_error(testlabels, Preds2))</text:p>
      <text:p text:style-name="P1">Error3=sqrt(mean_squared_error(testlabels, Preds3))</text:p>
      <text:p text:style-name="P1">Error4=sqrt(mean_squared_error(testlabels, Preds4))</text:p>
      <text:p text:style-name="P1"/>
      <text:p text:style-name="P1">print(“Error 1 is: ”)</text:p>
      <text:p text:style-name="P1">print(Error1)</text:p>
      <text:p text:style-name="P1">print(“Error 2 is: ”)</text:p>
      <text:p text:style-name="P1">print(Error2)</text:p>
      <text:p text:style-name="P1">print(“Error 3 is: ”)</text:p>
      <text:p text:style-name="P1">print(Error3)</text:p>
      <text:p text:style-name="P1">print(“Error 4 is: ”)</text:p>
      <text:p text:style-name="P1">print(Error4)</text:p>
      <text:p text:style-name="P1"/>
      <text:p text:style-name="P1">”</text:p>
      <text:p text:style-name="P1"/>
      <text:p text:style-name="P1"/>
      <text:p text:style-name="P1"/>
      <text:p text:style-name="P1">Our output is:</text:p>
      <text:p text:style-name="P1"/>
      <text:p text:style-name="P1">“Error 1 is: </text:p>
      <text:p text:style-name="P1">2.907323802187438</text:p>
      <text:p text:style-name="P1">Error 2 is: </text:p>
      <text:p text:style-name="P1">2.906433119938579</text:p>
      <text:p text:style-name="P1">Error 3 is: </text:p>
      <text:p text:style-name="P1">3.8079908461433214</text:p>
      <text:p text:style-name="P1">Error 4 is: </text:p>
      <text:p text:style-name="P1">3.1954742162078924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3:13:56.816151962</meta:creation-date>
    <dc:date>2017-12-03T13:25:05.566815532</dc:date>
    <meta:editing-duration>PT28S</meta:editing-duration>
    <meta:editing-cycles>1</meta:editing-cycles>
    <meta:document-statistic meta:table-count="0" meta:image-count="0" meta:object-count="0" meta:page-count="3" meta:paragraph-count="99" meta:word-count="388" meta:character-count="3403" meta:non-whitespace-character-count="3051"/>
    <meta:generator>LibreOffice/5.1.6.2$Linux_X86_64 LibreOffice_project/10m0$Build-2</meta:generator>
  </office:meta>
</office:document-meta>
</file>